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5.446cm"/>
    </style:style>
    <style:style style:name="gr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2.77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3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66cm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517cm" fo:min-width="5.446cm"/>
    </style:style>
    <style:style style:name="gr9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517cm" fo:min-width="2.77cm"/>
    </style:style>
    <style:style style:name="gr10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1.103cm" fo:min-width="5.4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2" style:family="graphic" style:parent-style-name="standard">
      <style:graphic-properties draw:stroke="none" draw:fill="none" fo:min-height="0.713cm"/>
    </style:style>
    <style:style style:name="gr13" style:family="graphic" style:parent-style-name="standard">
      <style:graphic-properties svg:stroke-color="#000000" draw:fill="hatch" draw:fill-color="#ffffff" draw:fill-hatch-name="Black_20_0_20_Degrees" draw:textarea-horizontal-align="justify" draw:textarea-vertical-align="middle" draw:auto-grow-height="false" fo:min-height="1.103cm" fo:min-width="5.44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</style:style>
    <style:style style:name="pr1" style:family="presentation" style:parent-style-name="Default-subtitle">
      <style:graphic-properties draw:fill="solid" draw:fill-color="#333333" fo:min-height="8.382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fill="solid" draw:fill-color="#1c1c1c" fo:min-height="2.54cm"/>
    </style:style>
    <style:style style:name="pr4" style:family="presentation" style:parent-style-name="Default-subtitle">
      <style:graphic-properties draw:fill-color="#ffffff" fo:min-height="14.986cm"/>
    </style:style>
    <style:style style:name="pr5" style:family="presentation" style:parent-style-name="Default-subtitle">
      <style:graphic-properties draw:fill-color="#ffffff" fo:min-height="17.755cm"/>
    </style:style>
    <style:style style:name="pr6" style:family="presentation" style:parent-style-name="Default-subtitle">
      <style:graphic-properties draw:fill-color="#ffffff" fo:min-height="3.85cm"/>
    </style:style>
    <style:style style:name="P1" style:family="paragraph">
      <loext:graphic-properties draw:fill="solid" draw:fill-color="#333333"/>
      <style:text-properties fo:font-size="48pt" style:font-size-asian="48pt" style:font-size-complex="48pt"/>
    </style:style>
    <style:style style:name="P2" style:family="paragraph">
      <loext:graphic-properties draw:fill-color="#ffffff"/>
    </style:style>
    <style:style style:name="P3" style:family="paragraph">
      <loext:graphic-properties draw:fill="solid" draw:fill-color="#1c1c1c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="hatch" draw:fill-color="#ffffff" draw:fill-hatch-name="Black_20_0_20_Degrees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1" style:family="paragraph">
      <loext:graphic-properties draw:fill="none"/>
      <style:paragraph-properties fo:text-align="center"/>
      <style:text-properties fo:color="#000000" style:text-position="33% 58%" fo:font-size="32pt" style:font-size-asian="32pt" style:font-size-complex="3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-color="#ffffff"/>
      <style:paragraph-properties fo:text-align="start"/>
      <style:text-properties fo:font-size="22pt" style:font-size-asian="22pt" style:font-size-complex="22pt"/>
    </style:style>
    <style:style style:name="P15" style:family="paragraph">
      <loext:graphic-properties draw:fill="none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20pt" fo:font-weight="bold" fo:background-color="#ffffff" style:font-size-asian="20pt" style:font-weight-asian="bold" style:font-size-complex="20pt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text-position="-33% 58%" fo:font-size="22pt" style:font-size-asian="22pt" style:font-size-complex="22pt"/>
    </style:style>
    <style:style style:name="T9" style:family="text">
      <style:text-properties style:font-name="Liberation Sans3" fo:font-size="22pt" style:font-name-asian="Liberation Sans3" style:font-size-asian="22pt" style:font-name-complex="Liberation Sans3" style:font-size-complex="22pt"/>
    </style:style>
    <style:style style:name="T10" style:family="text">
      <style:text-properties style:font-name="Liberation Sans" fo:font-size="22pt" style:font-name-asian="Liberation Sans3" style:font-size-asian="22pt" style:font-name-complex="Liberation Sans3" style:font-size-complex="22pt"/>
    </style:style>
    <style:style style:name="T11" style:family="text">
      <style:text-properties style:text-position="0% 100%"/>
    </style:style>
    <style:style style:name="T12" style:family="text">
      <style:text-properties style:text-position="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style:font-name="Liberation Serif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style:font-name="Liberation Serif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style:font-name="Liberation Serif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style:font-name="Liberation Serif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style:font-name="Liberation Serif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style:font-name="Liberation Serif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style:font-name="Liberation Serif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style:font-name="Liberation 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style:font-name="Liberation Serif" style:use-window-font-color="true" fo:font-size="100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style:font-name="Liberation Serif" style:use-window-font-color="true" fo:font-size="100%"/>
      </text:list-level-style-bullet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prefix="IC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IC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IC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IC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IC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IC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IC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IC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IC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IC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A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A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A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A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A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A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A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A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A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A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." style:num-format="1">
        <style:list-level-properties text:min-label-width="0.6cm"/>
        <style:text-properties fo:color="#000000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Ос</text:span><text:span text:style-name="T1">нов</text:span><text:span text:style-name="T1">ы </text:span><text:span text:style-name="T1">тех</text:span><text:span text:style-name="T1">нол</text:span><text:span text:style-name="T1">оги</text:span><text:span text:style-name="T1">и </text:span><text:span text:style-name="T1">бло</text:span><text:span text:style-name="T1">кче</text:span><text:span text:style-name="T1">йн</text:span></text:p>
            <text:p><text:span text:style-name="T2"/></text:p>
            <text:p><text:span text:style-name="T3">Мешк</text:span><text:span text:style-name="T3">ов </text:span><text:span text:style-name="T3">Дмитр</text:span><text:span text:style-name="T3">ий </text:span><text:span text:style-name="T3">Алекс</text:span><text:span text:style-name="T3">андро</text:span><text:span text:style-name="T3">вич</text:span></text:p>
            <text:p><text:span text:style-name="T3">Осень </text:span><text:span text:style-name="T3">20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чем изучать блокчейн?</text:p>
          </draw:text-box>
        </draw:frame>
        <draw:frame presentation:style-name="pr4" draw:text-style-name="P5" draw:layer="layout" svg:width="26.924cm" svg:height="14.986cm" svg:x="0.254cm" svg:y="3.556cm" presentation:class="subtitle" presentation:user-transformed="true">
          <draw:text-box>
            <text:list text:style-name="L1">
              <text:list-item>
                <text:p text:style-name="P4">Деньги: все началось с криптовалют.</text:p>
              </text:list-item>
              <text:list-item>
                <text:p text:style-name="P4">Не только криптовалюты: распределенный реестр </text:p>
              </text:list-item>
              <text:list-item>
                <text:p text:style-name="P4">Хороший пример для изучения информационной безопасности на реальных примерах</text:p>
              </text:list-item>
              <text:list-item>
                <text:p text:style-name="P4">Взгляд “киберпанков”: можно изменить наш мир путем построения безопасных протоколов</text:p>
              </text:list-item>
              <text:list-item>
                <text:p text:style-name="P4">Новая жизнь традиционных моделей информационной безопаснос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Что дает блокчейн?</text:p>
          </draw:text-box>
        </draw:frame>
        <draw:frame presentation:style-name="pr4" draw:text-style-name="P5" draw:layer="layout" svg:width="26.924cm" svg:height="14.986cm" svg:x="0.254cm" svg:y="3.556cm" presentation:class="subtitle" presentation:user-transformed="true">
          <draw:text-box>
            <text:list text:style-name="L1">
              <text:list-header>
                <text:p text:style-name="P4">Децентрализация:</text:p>
              </text:list-header>
              <text:list-item>
                <text:p text:style-name="P4">Контролируется большинством участников</text:p>
              </text:list-item>
              <text:list-item>
                <text:p text:style-name="P4">Нет поредников → дешевизна</text:p>
              </text:list-item>
              <text:list-item>
                <text:p text:style-name="P4">Нет цензуры</text:p>
              </text:list-item>
              <text:list-item>
                <text:p text:style-name="P4">Нет единой точки отказа → безопасность</text:p>
              </text:list-item>
              <text:list-item>
                <text:p text:style-name="P4">Доказуемая стойкость алгоритмов <text:line-break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троспектива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<text:span text:style-name="T4">1982 </text:span><text:span text:style-name="T4">решен</text:span><text:span text:style-name="T4">ие </text:span><text:span text:style-name="T4">задачи </text:span><text:span text:style-name="T4">о </text:span><text:span text:style-name="T4">визант</text:span><text:span text:style-name="T4">ийских </text:span><text:span text:style-name="T4">генера</text:span><text:span text:style-name="T4">лах</text:span></text:p>
              </text:list-item>
              <text:list-item>
                <text:p text:style-name="P4"><text:span text:style-name="T4">1990 </text:span><text:span text:style-name="T4">Дэвид </text:span><text:span text:style-name="T4">Чаум </text:span><text:span text:style-name="T4">создае</text:span><text:span text:style-name="T4">т </text:span><text:span text:style-name="T4">DigiCa</text:span><text:span text:style-name="T4">sh, </text:span><text:span text:style-name="T4">основа</text:span><text:span text:style-name="T4">нную </text:span><text:span text:style-name="T4">на </text:span><text:span text:style-name="T4">исполь</text:span><text:span text:style-name="T4">зовани</text:span><text:span text:style-name="T4">и </text:span><text:span text:style-name="T4">крипто</text:span><text:span text:style-name="T4">графи</text:span><text:span text:style-name="T4">ческих </text:span><text:span text:style-name="T4">методо</text:span><text:span text:style-name="T4">в для </text:span><text:span text:style-name="T4">решен</text:span><text:span text:style-name="T4">ия </text:span><text:span text:style-name="T4">пробле</text:span><text:span text:style-name="T4">мы </text:span><text:span text:style-name="T4">двойно</text:span><text:span text:style-name="T4">й </text:span><text:span text:style-name="T4">траты</text:span></text:p>
              </text:list-item>
              <text:list-item>
                <text:p text:style-name="P4"><text:span text:style-name="T4">2005 </text:span><text:span text:style-name="T4">Ник </text:span><text:span text:style-name="T4">Сабо </text:span><text:span text:style-name="T4">описыв</text:span><text:span text:style-name="T4">ает </text:span><text:span text:style-name="T4">систем</text:span><text:span text:style-name="T4">у </text:span><text:span text:style-name="T4">BitGold</text:span><text:span text:style-name="T4">, </text:span><text:span text:style-name="T4">комбин</text:span><text:span text:style-name="T4">ирующ</text:span><text:span text:style-name="T4">ую </text:span><text:span text:style-name="T4">крипто</text:span><text:span text:style-name="T4">графи</text:span><text:span text:style-name="T4">ческие </text:span><text:span text:style-name="T4">метод</text:span><text:span text:style-name="T4">ы и </text:span><text:span text:style-name="T4">архите</text:span><text:span text:style-name="T4">ктуру </text:span><text:span text:style-name="T4">распре</text:span><text:span text:style-name="T4">деленн</text:span><text:span text:style-name="T4">ых баз </text:span><text:span text:style-name="T4">данны</text:span><text:span text:style-name="T4">х</text:span></text:p>
              </text:list-item>
              <text:list-item>
                <text:p text:style-name="P4"><text:span text:style-name="T4">2008 </text:span><text:span text:style-name="T4">под </text:span><text:span text:style-name="T4">коллек</text:span><text:span text:style-name="T4">тивны</text:span><text:span text:style-name="T4">м </text:span><text:span text:style-name="T4">псевдо</text:span><text:span text:style-name="T4">нимом </text:span><text:span text:style-name="T4">Сатош</text:span><text:span text:style-name="T4">и </text:span><text:span text:style-name="T4">Накам</text:span><text:span text:style-name="T4">ото </text:span><text:span text:style-name="T4">опубли</text:span><text:span text:style-name="T4">кована </text:span><text:span text:style-name="T4">и </text:span><text:span text:style-name="T4">деталь</text:span><text:span text:style-name="T4">но </text:span><text:span text:style-name="T4">описан</text:span><text:span text:style-name="T4">а </text:span><text:span text:style-name="T4">систем</text:span><text:span text:style-name="T4">а </text:span><text:span text:style-name="T4">Bitcoin</text:span></text:p>
              </text:list-item>
              <text:list-item>
                <text:p text:style-name="P4"><text:span text:style-name="T4">2011 </text:span><text:span text:style-name="T4">зафикс</text:span><text:span text:style-name="T4">ирован </text:span><text:span text:style-name="T4">парите</text:span><text:span text:style-name="T4">т BTC </text:span><text:span text:style-name="T4">и USD; </text:span><text:span text:style-name="T4">появля</text:span><text:span text:style-name="T4">ется </text:span><text:span text:style-name="T4">первая </text:span><text:span text:style-name="T4">альтер</text:span><text:span text:style-name="T4">нативн</text:span><text:span text:style-name="T4">ая </text:span><text:span text:style-name="T4">крипто</text:span><text:span text:style-name="T4">валюта </text:span><text:span text:style-name="T4">Litecoi</text:span><text:span text:style-name="T4">n</text:span></text:p>
              </text:list-item>
              <text:list-item>
                <text:p text:style-name="P4"><text:span text:style-name="T4">2013 </text:span><text:span text:style-name="T4">цена </text:span><text:span text:style-name="T4">BTC </text:span><text:span text:style-name="T4">сравня</text:span><text:span text:style-name="T4">лась с </text:span><text:span text:style-name="T4">ценой </text:span><text:span text:style-name="T4">унции </text:span><text:span text:style-name="T4">золота</text:span></text:p>
              </text:list-item>
              <text:list-item>
                <text:p text:style-name="P4"><text:span text:style-name="T4">2014 </text:span><text:span text:style-name="T4">оборот </text:span><text:span text:style-name="T4">сети </text:span><text:span text:style-name="T4">Биткои</text:span><text:span text:style-name="T4">н </text:span><text:span text:style-name="T4">превы</text:span><text:span text:style-name="T4">сил </text:span><text:span text:style-name="T4">оборот </text:span><text:span text:style-name="T4">Wester</text:span><text:span text:style-name="T4">n </text:span><text:span text:style-name="T4">Union</text:span></text:p>
              </text:list-item>
              <text:list-item>
                <text:p text:style-name="P4"><text:span text:style-name="T4">2015 </text:span><text:span text:style-name="T4">запуск</text:span><text:span text:style-name="T4">аются </text:span><text:span text:style-name="T4">проект</text:span><text:span text:style-name="T4">ы </text:span><text:span text:style-name="T4">Ethere</text:span><text:span text:style-name="T4">um и </text:span><text:span text:style-name="T4">Hyperl</text:span><text:span text:style-name="T4">edger; </text:span><text:span text:style-name="T4">создан </text:span><text:span text:style-name="T4">консор</text:span><text:span text:style-name="T4">циум </text:span><text:span text:style-name="T4">R3 </text:span><text:span text:style-name="T4">CEV</text:span></text:p>
              </text:list-item>
              <text:list-item>
                <text:p text:style-name="P4"><text:span text:style-name="T4">2017 </text:span><text:span text:style-name="T4">обсужд</text:span><text:span text:style-name="T4">ается </text:span><text:span text:style-name="T4">на </text:span><text:span text:style-name="T4">госуда</text:span><text:span text:style-name="T4">рствен</text:span><text:span text:style-name="T4">ном </text:span><text:span text:style-name="T4">уровне</text:span><text:span text:style-name="T4"><text:line-break/></text:span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1" draw:text-style-name="P1" draw:layer="layout" svg:width="28cm" svg:height="8.382cm" svg:x="0cm" svg:y="5.08cm" presentation:class="subtitle" presentation:user-transformed="true">
          <draw:text-box>
            <text:p><text:span text:style-name="T1">Зад</text:span><text:span text:style-name="T1">ача </text:span><text:span text:style-name="T1">о </text:span><text:span text:style-name="T1">виз</text:span><text:span text:style-name="T1">ант</text:span><text:span text:style-name="T1">ийс</text:span><text:span text:style-name="T1">ких </text:span><text:span text:style-name="T1">ген</text:span><text:span text:style-name="T1">ера</text:span><text:span text:style-name="T1">лах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N генералов окружили город</text:p>
              </text:list-item>
              <text:list-item>
                <text:p text:style-name="P4">Они могут обмениваться сообщениями</text:p>
              </text:list-item>
              <text:list-item>
                <text:p text:style-name="P4">Не более чем m из них предатели</text:p>
                <text:p text:style-name="P4"/>
                <text:p text:style-name="P4">Требуется протокол, при котором выполняются следующие условия:</text:p>
              </text:list-item>
            </text:list>
            <text:list text:style-name="L2">
              <text:list-item>
                <text:p text:style-name="P4"><text:s/>Честные генералы должны принять единый план действий – либо все атакуют, либо все отступают</text:p>
              </text:list-item>
              <text:list-item>
                <text:p text:style-name="P4"><text:s/>Небольшое число предателей не должны быть в состоянии изменить план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header>
                <text:p text:style-name="P4">Наивное решение:</text:p>
              </text:list-header>
              <text:list-item>
                <text:p text:style-name="P4">Генералы рассылают информацию v(i),i=1..N, которую они наблюдают.</text:p>
              </text:list-item>
              <text:list-item>
                <text:p text:style-name="P4">Каждый генерал использует некоторый алгоритм, который преобразует информацию v(i) в решение атаковать или отсутпать</text:p>
              </text:list-item>
              <text:list-item>
                <text:p text:style-name="P4">В этом случае не выполнится условие <text:span text:style-name="T5">А</text:span>, так как предатели могут посылать разные сообщения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3">
              <text:list-item>
                <text:p text:style-name="P4"><text:s/>Чтобы выполнить условие А, генералы должны прийти к единой информации v(1)...,v(N).</text:p>
              </text:list-item>
            </text:list>
            <text:list text:style-name="L4">
              <text:list-item>
                <text:list>
                  <text:list-item>
                    <text:p text:style-name="P4">Генералы могут использовать не то значение v(i), которое они получили от генерала i.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4">Чтобы выполнить условие <text:span text:style-name="T5">B</text:span>, такое не должно происходить для честных генералов</text:p>
                  </text:list-item>
                </text:list>
              </text:list-item>
            </text:list>
            <text:list text:style-name="L3">
              <text:list-item>
                <text:p text:style-name="P4"><text:s/>Если i-й генерал честный, остальные честные генералы должны использовать его значение v(i)</text:p>
              </text:list-item>
            </text:list>
            <text:p text:style-name="P4">1’) Любые 2 честных генерала должны использовать одно и то же значение v(i)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Задача о византийских генералах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p text:style-name="P4"/>
            <text:p text:style-name="P4">Задача о византийских генералах:</text:p>
            <text:p text:style-name="P4">Главнокомандующий посылает сообщение N-1 других генералов, и при этом</text:p>
            <text:list text:style-name="L6">
              <text:list-item>
                <text:p text:style-name="P4"><text:s/>Все честные генералы выполняют одинаковый приказ</text:p>
              </text:list-item>
              <text:list-item>
                <text:p text:style-name="P4"><text:s/>Если главнокомандующий честный, все честные генералы выполняют тот приказ, который он послал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Теорема о невозможности</text:p>
          </draw:text-box>
        </draw:frame>
        <draw:frame presentation:style-name="pr6" draw:text-style-name="P6" draw:layer="layout" svg:width="26.924cm" svg:height="3.85cm" svg:x="0.554cm" svg:y="2.853cm" presentation:class="subtitle" presentation:user-transformed="true">
          <draw:text-box>
            <text:p text:style-name="P4">Если сообщения только устные, число честных генералов должно быть больше, чем 2/3</text:p>
            <text:p text:style-name="P4"/>
          </draw:text-box>
        </draw:frame>
        <draw:custom-shape draw:style-name="gr2" draw:text-style-name="P9" draw:layer="layout" svg:width="8.408cm" svg:height="2.499cm" svg:x="8.662cm" svg:y="6.114cm">
          <text:p text:style-name="P8"><text:span text:style-name="T6">Г</text:span><text:span text:style-name="T6">л</text:span><text:span text:style-name="T6">а</text:span><text:span text:style-name="T6">в</text:span><text:span text:style-name="T6">н</text:span><text:span text:style-name="T6">о</text:span><text:span text:style-name="T6">к</text:span><text:span text:style-name="T6">о</text:span><text:span text:style-name="T6">м</text:span><text:span text:style-name="T6">а</text:span><text:span text:style-name="T6">н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875cm" svg:y="9.639cm">
          <text:p text:style-name="P8"><text:span text:style-name="T6">Г</text:span><text:span text:style-name="T6">е</text:span><text:span text:style-name="T6">н</text:span><text:span text:style-name="T6">е</text:span><text:span text:style-name="T6">р</text:span><text:span text:style-name="T6">а</text:span><text:span text:style-name="T6">л</text:span><text:span text:style-name="T6"> 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8.376cm" svg:y="9.639cm">
          <text:p text:style-name="P8"><text:span text:style-name="T6">Г</text:span><text:span text:style-name="T6">е</text:span><text:span text:style-name="T6">н</text:span><text:span text:style-name="T6">е</text:span><text:span text:style-name="T6">р</text:span><text:span text:style-name="T6">а</text:span><text:span text:style-name="T6">л</text:span><text:span text:style-name="T6"> 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1cm" svg:y1="7.35cm" svg:x2="20.696cm" svg:y2="9.672cm">
          <text:p/>
        </draw:line>
        <draw:line draw:style-name="gr4" draw:text-style-name="P12" draw:layer="layout" svg:x1="8.702cm" svg:y1="7.35cm" svg:x2="4.233cm" svg:y2="9.672cm">
          <text:p/>
        </draw:line>
        <draw:frame draw:style-name="gr5" draw:text-style-name="P13" draw:layer="layout" svg:width="3.889cm" svg:height="0.962cm" draw:transform="rotate (-0.557981761862587) translate (17.738cm 6.723cm)">
          <draw:text-box>
            <text:p>“Атаковать”</text:p>
          </draw:text-box>
        </draw:frame>
        <draw:frame draw:style-name="gr6" draw:text-style-name="P13" draw:layer="layout" svg:width="3.936cm" svg:height="0.962cm" draw:transform="rotate (0.448898683612941) translate (4.738cm 8.456cm)">
          <draw:text-box>
            <text:p>“Отступать”</text:p>
          </draw:text-box>
        </draw:frame>
        <draw:line draw:style-name="gr4" draw:text-style-name="P12" draw:layer="layout" svg:x1="18.374cm" svg:y1="10.848cm" svg:x2="6.527cm" svg:y2="10.848cm">
          <text:p/>
        </draw:line>
        <draw:frame draw:style-name="gr7" draw:text-style-name="P13" draw:layer="layout" svg:width="7.466cm" svg:height="0.962cm" svg:x="8.614cm" svg:y="10.048cm">
          <draw:text-box>
            <text:p>Был приказ “Атаковать”</text:p>
          </draw:text-box>
        </draw:frame>
        <draw:custom-shape draw:style-name="gr8" draw:text-style-name="P10" draw:layer="layout" svg:width="8.408cm" svg:height="2.499cm" svg:x="8.663cm" svg:y="13.414cm">
          <text:p text:style-name="P8"><text:span text:style-name="T6">Г</text:span><text:span text:style-name="T6">л</text:span><text:span text:style-name="T6">а</text:span><text:span text:style-name="T6">в</text:span><text:span text:style-name="T6">н</text:span><text:span text:style-name="T6">о</text:span><text:span text:style-name="T6">к</text:span><text:span text:style-name="T6">о</text:span><text:span text:style-name="T6">м</text:span><text:span text:style-name="T6">а</text:span><text:span text:style-name="T6">н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876cm" svg:y="16.93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622cm" svg:height="2.499cm" svg:x="18.377cm" svg:y="16.939cm">
          <text:p text:style-name="P8"><text:span text:style-name="T6">Гене</text:span><text:span text:style-name="T6">рал 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11cm" svg:y1="14.65cm" svg:x2="20.697cm" svg:y2="16.972cm">
          <text:p/>
        </draw:line>
        <draw:line draw:style-name="gr4" draw:text-style-name="P12" draw:layer="layout" svg:x1="8.703cm" svg:y1="14.65cm" svg:x2="4.234cm" svg:y2="16.972cm">
          <text:p/>
        </draw:line>
        <draw:frame draw:style-name="gr6" draw:text-style-name="P13" draw:layer="layout" svg:width="3.936cm" svg:height="0.962cm" draw:transform="rotate (-0.557981761862587) translate (17.739cm 14.023cm)">
          <draw:text-box>
            <text:p>“Отступать”</text:p>
          </draw:text-box>
        </draw:frame>
        <draw:frame draw:style-name="gr6" draw:text-style-name="P13" draw:layer="layout" svg:width="3.936cm" svg:height="0.962cm" draw:transform="rotate (0.448898683612941) translate (4.739cm 15.756cm)">
          <draw:text-box>
            <text:p>“Отступать”</text:p>
          </draw:text-box>
        </draw:frame>
        <draw:line draw:style-name="gr4" draw:text-style-name="P12" draw:layer="layout" svg:x1="18.375cm" svg:y1="18.148cm" svg:x2="6.528cm" svg:y2="18.148cm">
          <text:p/>
        </draw:line>
        <draw:frame draw:style-name="gr7" draw:text-style-name="P13" draw:layer="layout" svg:width="7.466cm" svg:height="0.962cm" svg:x="8.615cm" svg:y="17.348cm">
          <draw:text-box>
            <text:p>Был приказ “Атаковать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p text:style-name="P4"/>
            <text:p text:style-name="P4">Предположения:</text:p>
            <text:p text:style-name="P4"/>
            <text:list text:style-name="L7">
              <text:list-item>
                <text:p text:style-name="P4"><text:s/>Каждое отправленное сообщение доставляется корректно</text:p>
              </text:list-item>
              <text:list-item>
                <text:p text:style-name="P4"><text:s/>Получатель знает, кто отправил сообщение</text:p>
              </text:list-item>
              <text:list-item>
                <text:p text:style-name="P4"><text:s/>Отсутствие сообщения можно обнаружит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frame presentation:style-name="pr5" draw:text-style-name="P14" draw:layer="layout" svg:width="26.924cm" svg:height="17.755cm" svg:x="0.254cm" svg:y="2.853cm" presentation:class="subtitle" presentation:user-transformed="true">
          <draw:text-box>
            <text:p text:style-name="P4"><text:span text:style-name="T7">Алгоритм </text:span><text:span text:style-name="T7">OM(0).</text:span></text:p>
            <text:list text:style-name="L8">
              <text:list-item>
                <text:p text:style-name="P4"><text:span text:style-name="T7"><text:s/></text:span><text:span text:style-name="T7">Главнок</text:span><text:span text:style-name="T7">оманду</text:span><text:span text:style-name="T7">ющий </text:span><text:span text:style-name="T7">отправл</text:span><text:span text:style-name="T7">яет </text:span><text:span text:style-name="T7">свое </text:span><text:span text:style-name="T7">значени</text:span><text:span text:style-name="T7">е </text:span><text:span text:style-name="T7">каждом</text:span><text:span text:style-name="T7">у </text:span><text:span text:style-name="T7">генерал</text:span><text:span text:style-name="T7">у</text:span></text:p>
              </text:list-item>
              <text:list-item>
                <text:p text:style-name="P4"><text:span text:style-name="T7"><text:s/></text:span><text:span text:style-name="T7">Каждый </text:span><text:span text:style-name="T7">генерал </text:span><text:span text:style-name="T7">использ</text:span><text:span text:style-name="T7">ует </text:span><text:span text:style-name="T7">значени</text:span><text:span text:style-name="T7">е, </text:span><text:span text:style-name="T7">получе</text:span><text:span text:style-name="T7">нное от </text:span><text:span text:style-name="T7">генерал</text:span><text:span text:style-name="T7">а, или </text:span><text:span text:style-name="T7">“Отсутп</text:span><text:span text:style-name="T7">ать” </text:span><text:span text:style-name="T7">если </text:span><text:span text:style-name="T7">значени</text:span><text:span text:style-name="T7">е не </text:span><text:span text:style-name="T7">получе</text:span><text:span text:style-name="T7">но</text:span></text:p>
              </text:list-item>
            </text:list>
            <text:list text:style-name="L3">
              <text:list-header>
                <text:p text:style-name="P4"><text:span text:style-name="T7"/></text:p>
              </text:list-header>
            </text:list>
            <text:p text:style-name="P4"><text:span text:style-name="T7">Алгоритм </text:span><text:span text:style-name="T7">OM(m), </text:span><text:span text:style-name="T7">m&gt;0</text:span></text:p>
            <text:list text:style-name="L9">
              <text:list-item>
                <text:p text:style-name="P4"><text:span text:style-name="T7"><text:s/></text:span><text:span text:style-name="T7">Главнок</text:span><text:span text:style-name="T7">оманду</text:span><text:span text:style-name="T7">ющий </text:span><text:span text:style-name="T7">отправл</text:span><text:span text:style-name="T7">яет </text:span><text:span text:style-name="T7">свое </text:span><text:span text:style-name="T7">значени</text:span><text:span text:style-name="T7">е </text:span><text:span text:style-name="T7">каждом</text:span><text:span text:style-name="T7">у </text:span><text:span text:style-name="T7">генерал</text:span><text:span text:style-name="T7">у</text:span></text:p>
              </text:list-item>
            </text:list>
            <text:list text:style-name="L8">
              <text:list-item>
                <text:p text:style-name="P4"><text:span text:style-name="T7"><text:s/></text:span><text:span text:style-name="T7">Пусть </text:span><text:span text:style-name="T7">v</text:span><text:span text:style-name="T8">i</text:span><text:span text:style-name="T7"> – это </text:span><text:span text:style-name="T7">значени</text:span><text:span text:style-name="T7">е </text:span><text:span text:style-name="T7">которое </text:span><text:span text:style-name="T7">генерал </text:span><text:span text:style-name="T7">i </text:span><text:span text:style-name="T7">получи</text:span><text:span text:style-name="T7">л от </text:span><text:span text:style-name="T7">главнок</text:span><text:span text:style-name="T7">оманду</text:span><text:span text:style-name="T7">ющего, </text:span><text:span text:style-name="T7">или </text:span><text:span text:style-name="T7">“Отсутп</text:span><text:span text:style-name="T7">ать” </text:span><text:span text:style-name="T7">если </text:span><text:span text:style-name="T7">значени</text:span><text:span text:style-name="T7">е не </text:span><text:span text:style-name="T7">получе</text:span><text:span text:style-name="T7">но. </text:span><text:span text:style-name="T7">Генера</text:span><text:span text:style-name="T7">л i </text:span><text:span text:style-name="T7">действу</text:span><text:span text:style-name="T7">ет как </text:span><text:span text:style-name="T7">главнок</text:span><text:span text:style-name="T7">оманду</text:span><text:span text:style-name="T7">ющий в </text:span><text:span text:style-name="T7">соответ</text:span><text:span text:style-name="T7">ствии с </text:span><text:span text:style-name="T7">алгорит</text:span><text:span text:style-name="T7">мом </text:span><text:span text:style-name="T7">OM(m-</text:span><text:span text:style-name="T7">1) </text:span><text:span text:style-name="T7">чтобы </text:span><text:span text:style-name="T7">отправи</text:span><text:span text:style-name="T7">ть v</text:span><text:span text:style-name="T8">i</text:span><text:span text:style-name="T7"> </text:span><text:span text:style-name="T7">каждом</text:span><text:span text:style-name="T7">у из </text:span><text:span text:style-name="T7">оставш</text:span><text:span text:style-name="T7">ихся n-</text:span><text:span text:style-name="T7">2 </text:span><text:span text:style-name="T7">генерал</text:span><text:span text:style-name="T7">ов.</text:span></text:p>
              </text:list-item>
              <text:list-item>
                <text:p text:style-name="P4"><text:span text:style-name="T7"><text:s/></text:span><text:span text:style-name="T7">Пусть </text:span><text:span text:style-name="T7">v</text:span><text:span text:style-name="T8">ij</text:span><text:span text:style-name="T7"> – это </text:span><text:span text:style-name="T7">значени</text:span><text:span text:style-name="T7">е </text:span><text:span text:style-name="T7">которое </text:span><text:span text:style-name="T7">генерал </text:span><text:span text:style-name="T7">i </text:span><text:span text:style-name="T7">получи</text:span><text:span text:style-name="T7">л от </text:span><text:span text:style-name="T7">генерал</text:span><text:span text:style-name="T7">а j на </text:span><text:span text:style-name="T7">шаге </text:span><text:span text:style-name="T7">(2) </text:span><text:span text:style-name="T7">Генера</text:span><text:span text:style-name="T7">л i </text:span><text:span text:style-name="T7">использ</text:span><text:span text:style-name="T7">ует </text:span><text:span text:style-name="T7">значени</text:span><text:span text:style-name="T7">е </text:span><text:span text:style-name="T7">majority</text:span><text:span text:style-name="T7">(v</text:span><text:span text:style-name="T8">i1</text:span><text:span text:style-name="T7">,…, </text:span><text:span text:style-name="T7">v</text:span><text:span text:style-name="T8">i(n-1)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Решение для устных сообщений</text:p>
          </draw:text-box>
        </draw:frame>
        <draw:custom-shape draw:style-name="gr10" draw:text-style-name="P10" draw:layer="layout" svg:width="8.408cm" svg:height="1.911cm" svg:x="8.694cm" svg:y="3.939cm">
          <text:p text:style-name="P8"><text:span text:style-name="T6">Гл</text:span><text:span text:style-name="T6">ав</text:span><text:span text:style-name="T6">но</text:span><text:span text:style-name="T6">ко</text:span><text:span text:style-name="T6">ма</text:span><text:span text:style-name="T6">нд</text:span><text:span text:style-name="T6">ую</text:span><text:span text:style-name="T6">щи</text:span><text:span text:style-name="T6">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draw:layer="layout" svg:width="4.622cm" svg:height="2.499cm" svg:x="1.907cm" svg:y="7.1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4.622cm" svg:height="2.499cm" svg:x="19.055cm" svg:y="7.2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42cm" svg:y1="4.86cm" svg:x2="21.373cm" svg:y2="7.232cm">
          <text:p/>
        </draw:line>
        <draw:line draw:style-name="gr4" draw:text-style-name="P12" draw:layer="layout" svg:x1="8.734cm" svg:y1="4.86cm" svg:x2="4.265cm" svg:y2="7.182cm">
          <text:p/>
        </draw:line>
        <draw:frame draw:style-name="gr6" draw:text-style-name="P13" draw:layer="layout" svg:width="3.936cm" svg:height="0.962cm" draw:transform="rotate (-0.499862297771176) translate (18.264cm 4.494cm)">
          <draw:text-box>
            <text:p><text:s text:c="4"/>v</text:p>
          </draw:text-box>
        </draw:frame>
        <draw:frame draw:style-name="gr6" draw:text-style-name="P13" draw:layer="layout" svg:width="3.936cm" svg:height="0.962cm" draw:transform="rotate (0.448898683612941) translate (4.77cm 5.966cm)">
          <draw:text-box>
            <text:p><text:s text:c="8"/>v</text:p>
          </draw:text-box>
        </draw:frame>
        <draw:custom-shape draw:style-name="gr3" draw:text-style-name="P10" draw:layer="layout" svg:width="4.622cm" svg:height="2.499cm" svg:x="10.608cm" svg:y="7.149cm">
          <text:p text:style-name="P8"><text:span text:style-name="T6">Генерал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3.17cm" svg:y1="5.791cm" svg:x2="13.17cm" svg:y2="7.144cm">
          <text:p/>
        </draw:line>
        <draw:frame draw:style-name="gr11" draw:text-style-name="P13" draw:layer="layout" svg:width="0.73cm" svg:height="0.962cm" svg:x="12.44cm" svg:y="5.791cm">
          <draw:text-box>
            <text:p>v</text:p>
          </draw:text-box>
        </draw:frame>
        <draw:line draw:style-name="gr4" draw:text-style-name="P12" draw:layer="layout" svg:x1="6.497cm" svg:y1="8.408cm" svg:x2="10.583cm" svg:y2="8.408cm">
          <text:p/>
        </draw:line>
        <draw:frame draw:style-name="gr12" draw:text-style-name="P15" draw:layer="layout" svg:width="0.82cm" svg:height="0.963cm" svg:x="7.792cm" svg:y="7.545cm">
          <draw:text-box>
            <text:p>v</text:p>
          </draw:text-box>
        </draw:frame>
        <draw:line draw:style-name="gr4" draw:text-style-name="P12" draw:layer="layout" svg:x1="19.021cm" svg:y1="8.496cm" svg:x2="15.17cm" svg:y2="8.467cm">
          <text:p/>
        </draw:line>
        <draw:frame draw:style-name="gr12" draw:text-style-name="P15" draw:layer="layout" svg:width="0.82cm" svg:height="0.963cm" svg:x="16.892cm" svg:y="7.546cm">
          <draw:text-box>
            <text:p>x</text:p>
          </draw:text-box>
        </draw:frame>
        <draw:custom-shape draw:style-name="gr13" draw:text-style-name="P9" draw:layer="layout" svg:width="8.408cm" svg:height="1.911cm" svg:x="8.695cm" svg:y="11.639cm">
          <text:p text:style-name="P8"><text:span text:style-name="T6">Г</text:span><text:span text:style-name="T6">л</text:span><text:span text:style-name="T6">а</text:span><text:span text:style-name="T6">в</text:span><text:span text:style-name="T6">н</text:span><text:span text:style-name="T6">о</text:span><text:span text:style-name="T6">к</text:span><text:span text:style-name="T6">о</text:span><text:span text:style-name="T6">м</text:span><text:span text:style-name="T6">а</text:span><text:span text:style-name="T6">н</text:span><text:span text:style-name="T6">д</text:span><text:span text:style-name="T6">у</text:span><text:span text:style-name="T6">ю</text:span><text:span text:style-name="T6">щ</text:span><text:span text:style-name="T6">и</text:span><text:span text:style-name="T6">й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1" draw:id="id1" draw:layer="layout" svg:width="4.622cm" svg:height="2.499cm" svg:x="1.908cm" svg:y="14.849cm">
          <text:p text:style-name="P8"><text:span text:style-name="T6">Генерал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0" xml:id="id2" draw:id="id2" draw:layer="layout" svg:width="4.622cm" svg:height="2.499cm" svg:x="19.056cm" svg:y="14.908cm">
          <text:p text:style-name="P8"><text:span text:style-name="T6">Генерал 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1" draw:layer="layout" svg:x1="17.143cm" svg:y1="12.56cm" svg:x2="21.374cm" svg:y2="14.932cm">
          <text:p/>
        </draw:line>
        <draw:line draw:style-name="gr4" draw:text-style-name="P12" draw:layer="layout" svg:x1="8.735cm" svg:y1="12.56cm" svg:x2="4.266cm" svg:y2="14.882cm">
          <text:p/>
        </draw:line>
        <draw:frame draw:style-name="gr6" draw:text-style-name="P13" draw:layer="layout" svg:width="3.936cm" svg:height="0.962cm" draw:transform="rotate (-0.499862297771176) translate (18.265cm 12.194cm)">
          <draw:text-box>
            <text:p><text:s text:c="4"/>z</text:p>
          </draw:text-box>
        </draw:frame>
        <draw:frame draw:style-name="gr6" draw:text-style-name="P13" draw:layer="layout" svg:width="3.936cm" svg:height="0.962cm" draw:transform="rotate (0.448898683612941) translate (4.771cm 13.666cm)">
          <draw:text-box>
            <text:p><text:s text:c="8"/>x</text:p>
          </draw:text-box>
        </draw:frame>
        <draw:custom-shape draw:style-name="gr3" draw:text-style-name="P10" draw:layer="layout" svg:width="4.622cm" svg:height="2.499cm" svg:x="10.609cm" svg:y="14.849cm">
          <text:p text:style-name="P8"><text:span text:style-name="T6">Г</text:span><text:span text:style-name="T6">е</text:span><text:span text:style-name="T6">н</text:span><text:span text:style-name="T6">е</text:span><text:span text:style-name="T6">р</text:span><text:span text:style-name="T6">а</text:span><text:span text:style-name="T6">л</text:span><text:span text:style-name="T6"> 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2" draw:layer="layout" svg:x1="13.171cm" svg:y1="13.491cm" svg:x2="13.171cm" svg:y2="14.844cm">
          <text:p/>
        </draw:line>
        <draw:frame draw:style-name="gr11" draw:text-style-name="P13" draw:layer="layout" svg:width="0.73cm" svg:height="0.962cm" svg:x="12.441cm" svg:y="13.491cm">
          <draw:text-box>
            <text:p>y</text:p>
          </draw:text-box>
        </draw:frame>
        <draw:line draw:style-name="gr4" draw:text-style-name="P12" draw:layer="layout" svg:x1="6.468cm" svg:y1="15.728cm" svg:x2="10.789cm" svg:y2="15.728cm">
          <text:p/>
        </draw:line>
        <draw:frame draw:style-name="gr14" draw:text-style-name="P13" draw:layer="layout" svg:width="0.82cm" svg:height="0.962cm" svg:x="8.173cm" svg:y="14.929cm">
          <draw:text-box>
            <text:p>x</text:p>
          </draw:text-box>
        </draw:frame>
        <draw:frame draw:style-name="gr14" draw:text-style-name="P13" draw:layer="layout" svg:width="0.82cm" svg:height="0.962cm" svg:x="8.132cm" svg:y="15.611cm">
          <draw:text-box>
            <text:p>y</text:p>
          </draw:text-box>
        </draw:frame>
        <draw:line draw:style-name="gr4" draw:text-style-name="P12" draw:layer="layout" svg:x1="19.315cm" svg:y1="15.611cm" svg:x2="15.07cm" svg:y2="15.617cm">
          <text:p/>
        </draw:line>
        <draw:line draw:style-name="gr4" draw:text-style-name="P12" draw:layer="layout" svg:x1="15.14cm" svg:y1="16.493cm" svg:x2="19.168cm" svg:y2="16.493cm">
          <text:p/>
        </draw:line>
        <draw:line draw:style-name="gr4" draw:text-style-name="P12" draw:layer="layout" svg:x1="10.76cm" svg:y1="16.581cm" svg:x2="6.409cm" svg:y2="16.581cm">
          <text:p/>
        </draw:line>
        <draw:frame draw:style-name="gr14" draw:text-style-name="P13" draw:layer="layout" svg:width="0.82cm" svg:height="0.962cm" svg:x="16.757cm" svg:y="14.829cm">
          <draw:text-box>
            <text:p>z</text:p>
          </draw:text-box>
        </draw:frame>
        <draw:frame draw:style-name="gr14" draw:text-style-name="P13" draw:layer="layout" svg:width="0.82cm" svg:height="0.962cm" svg:x="16.732cm" svg:y="15.611cm">
          <draw:text-box>
            <text:p>y</text:p>
          </draw:text-box>
        </draw:frame>
        <draw:connector draw:style-name="gr4" draw:text-style-name="P12" draw:layer="layout" draw:line-skew="0.201cm" svg:x1="5.854cm" svg:y1="16.982cm" svg:x2="19.732cm" svg:y2="17.041cm" draw:start-shape="id1" draw:start-glue-point="9" draw:end-shape="id2" draw:end-glue-point="7" svg:d="M5854 16982v1127h13878v-1068" svg:viewBox="0 0 13879 1128">
          <text:p/>
        </draw:connector>
        <draw:frame draw:style-name="gr12" draw:text-style-name="P15" draw:layer="layout" svg:width="0.897cm" svg:height="0.963cm" svg:x="12.436cm" svg:y="17.324cm">
          <draw:text-box>
            <text:p>x</text:p>
          </draw:text-box>
        </draw:frame>
        <draw:connector draw:style-name="gr4" draw:text-style-name="P12" draw:layer="layout" draw:line-skew="1.23cm" svg:x1="21.367cm" svg:y1="17.407cm" svg:x2="4.219cm" svg:y2="17.348cm" draw:start-shape="id2" draw:start-glue-point="8" draw:end-shape="id1" draw:end-glue-point="8" svg:d="M21367 17407v1731h-17148v-1790" svg:viewBox="0 0 17149 1791">
          <text:p/>
        </draw:connector>
        <draw:frame draw:style-name="gr14" draw:text-style-name="P13" draw:layer="layout" svg:width="0.82cm" svg:height="0.962cm" svg:x="12.457cm" svg:y="18.329cm">
          <draw:text-box>
            <text:p>z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5" draw:text-style-name="P14" draw:layer="layout" svg:width="26.924cm" svg:height="17.755cm" svg:x="0.254cm" svg:y="2.853cm" presentation:class="subtitle" presentation:user-transformed="true">
          <draw:text-box>
            <text:p text:style-name="P4"><text:span text:style-name="T7">Лемма 1.</text:span></text:p>
            <text:p text:style-name="P4"><text:span text:style-name="T7">Для </text:span><text:span text:style-name="T7">любых m </text:span><text:span text:style-name="T7">и k </text:span><text:span text:style-name="T7">алгоритм </text:span><text:span text:style-name="T7">OM(m) </text:span><text:span text:style-name="T7">удовлетв</text:span><text:span text:style-name="T7">оряет IC2 </text:span><text:span text:style-name="T7">если </text:span><text:span text:style-name="T7">общее </text:span><text:span text:style-name="T7">число </text:span><text:span text:style-name="T7">генерало</text:span><text:span text:style-name="T7">в больше </text:span><text:span text:style-name="T7">2k+m и </text:span><text:span text:style-name="T7">число </text:span><text:span text:style-name="T7">предател</text:span><text:span text:style-name="T7">ей не </text:span><text:span text:style-name="T7">больше </text:span><text:span text:style-name="T7">чем k.</text:span></text:p>
            <text:p text:style-name="P4"><text:span text:style-name="T7"/></text:p>
            <text:p text:style-name="P4"><text:span text:style-name="T7">1. </text:span><text:span text:style-name="T7">Благодар</text:span><text:span text:style-name="T7">я A1 это </text:span><text:span text:style-name="T7">верно </text:span><text:span text:style-name="T7">для </text:span><text:span text:style-name="T7">OM(0)</text:span></text:p>
            <text:p text:style-name="P4"><text:span text:style-name="T7">2. </text:span><text:span text:style-name="T7">Предпол</text:span><text:span text:style-name="T7">оим что </text:span><text:span text:style-name="T7">утвержде</text:span><text:span text:style-name="T7">ние </text:span><text:span text:style-name="T7">верно </text:span><text:span text:style-name="T7">для m-1. </text:span><text:span text:style-name="T7">Тогда для </text:span><text:span text:style-name="T7">m:</text:span></text:p>
            <text:p text:style-name="P4"><text:span text:style-name="T7">На шаге </text:span><text:span text:style-name="T7">1 </text:span><text:span text:style-name="T7">главноко</text:span><text:span text:style-name="T7">мандующ</text:span><text:span text:style-name="T7">ий </text:span><text:span text:style-name="T7">рассылае</text:span><text:span text:style-name="T7">т </text:span><text:span text:style-name="T7">сообщен</text:span><text:span text:style-name="T7">ие v </text:span><text:span text:style-name="T7">оставши</text:span><text:span text:style-name="T7">мся n-1 </text:span><text:span text:style-name="T7">генерало</text:span><text:span text:style-name="T7">в. На </text:span><text:span text:style-name="T7">шаге 2 </text:span><text:span text:style-name="T7">каждый </text:span><text:span text:style-name="T7">честный </text:span><text:span text:style-name="T7">генерал </text:span><text:span text:style-name="T7">применяе</text:span><text:span text:style-name="T7">т O(m-1) </text:span><text:span text:style-name="T7">для n-1 </text:span><text:span text:style-name="T7">генерало</text:span><text:span text:style-name="T7">в. Т.к. n-</text:span><text:span text:style-name="T7">1&gt;2k+(m-</text:span><text:span text:style-name="T7">1) можем </text:span><text:span text:style-name="T7">применят</text:span><text:span text:style-name="T7">ь </text:span><text:span text:style-name="T7">индукци</text:span><text:span text:style-name="T7">ю. Из </text:span><text:span text:style-name="T7">n&gt;2k+m </text:span><text:span text:style-name="T7">следует <text:s/></text:span><text:span text:style-name="T7">n-1&gt;2k+</text:span><text:span text:style-name="T7">(m-1)</text:span><text:span text:style-name="T9">≥</text:span><text:span text:style-name="T10">2k</text:span><text:span text:style-name="T7">, </text:span><text:span text:style-name="T7">т.е. </text:span><text:span text:style-name="T7">большин</text:span><text:span text:style-name="T7">ство из n-</text:span><text:span text:style-name="T7">1 </text:span><text:span text:style-name="T7">генерало</text:span><text:span text:style-name="T7">в </text:span><text:span text:style-name="T7">честные, </text:span><text:span text:style-name="T7">следоват</text:span><text:span text:style-name="T7">ельно </text:span><text:span text:style-name="T7">каждый </text:span><text:span text:style-name="T7">честный </text:span><text:span text:style-name="T7">генерал </text:span><text:span text:style-name="T7">получит </text:span><text:span text:style-name="T7">v</text:span><text:span text:style-name="T8">j</text:span><text:span text:style-name="T7">=v от </text:span><text:span text:style-name="T7">каждого </text:span><text:span text:style-name="T7">другого </text:span><text:span text:style-name="T7">честного </text:span><text:span text:style-name="T7">генеарла. </text:span><text:span text:style-name="T7">Следоват</text:span><text:span text:style-name="T7">ельно </text:span><text:span text:style-name="T7">majotiry(v</text:span><text:span text:style-name="T8">1</text:span><text:span text:style-name="T7">,…,v</text:span><text:span text:style-name="T8">n-</text:span><text:span text:style-name="T8">1</text:span><text:span text:style-name="T7">)=v, что </text:span><text:span text:style-name="T7">доказыва</text:span><text:span text:style-name="T7">ет IC2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Доказательство</text:p>
          </draw:text-box>
        </draw:frame>
        <draw:frame presentation:style-name="pr5" draw:text-style-name="P14" draw:layer="layout" svg:width="26.924cm" svg:height="17.755cm" svg:x="0.254cm" svg:y="2.853cm" presentation:class="subtitle" presentation:user-transformed="true">
          <draw:text-box>
            <text:p text:style-name="P4"><text:span text:style-name="T7">Теорема </text:span><text:span text:style-name="T7">1.</text:span></text:p>
            <text:p text:style-name="P4"><text:span text:style-name="T7">Для </text:span><text:span text:style-name="T7">любых </text:span><text:span text:style-name="T7">m, </text:span><text:span text:style-name="T7">алгоритм </text:span><text:span text:style-name="T7">OM(m) </text:span><text:span text:style-name="T7">удовлетв</text:span><text:span text:style-name="T7">оряет </text:span><text:span text:style-name="T7">условиям </text:span><text:span text:style-name="T7">IC1 и IC2 </text:span><text:span text:style-name="T7">если </text:span><text:span text:style-name="T7">число </text:span><text:span text:style-name="T7">пердател</text:span><text:span text:style-name="T7">ей m, а </text:span><text:span text:style-name="T7">общее </text:span><text:span text:style-name="T7">число </text:span><text:span text:style-name="T7">генерало</text:span><text:span text:style-name="T7">в больше </text:span><text:span text:style-name="T7">чем 3m.</text:span></text:p>
            <text:p text:style-name="P4"><text:span text:style-name="T7"/></text:p>
            <text:p text:style-name="P4"><text:span text:style-name="T7">1. Если </text:span><text:span text:style-name="T7">предател</text:span><text:span text:style-name="T7">ей нет, то </text:span><text:span text:style-name="T7">OM(0) </text:span><text:span text:style-name="T7">удобвлет</text:span><text:span text:style-name="T7">воряет </text:span><text:span text:style-name="T7">IC1 и IC2</text:span></text:p>
            <text:p text:style-name="P4"><text:span text:style-name="T7">2. Взяв </text:span><text:span text:style-name="T7">k=m в </text:span><text:span text:style-name="T7">Лемме 1 </text:span><text:span text:style-name="T7">получаем </text:span><text:span text:style-name="T7">IC2</text:span></text:p>
            <text:p text:style-name="P4"><text:span text:style-name="T7">2.1. Если </text:span><text:span text:style-name="T7">главноко</text:span><text:span text:style-name="T7">мандующ</text:span><text:span text:style-name="T7">ий </text:span><text:span text:style-name="T7">честный, </text:span><text:span text:style-name="T7">то IC1 </text:span><text:span text:style-name="T7">следуюет </text:span><text:span text:style-name="T7">из IC2.</text:span></text:p>
            <text:p text:style-name="P4"><text:span text:style-name="T7">2.2. Если </text:span><text:span text:style-name="T7">главноко</text:span><text:span text:style-name="T7">мандующ</text:span><text:span text:style-name="T7">ий </text:span><text:span text:style-name="T7">предател</text:span><text:span text:style-name="T7">ь, из </text:span><text:span text:style-name="T7">оставших</text:span><text:span text:style-name="T7">ся 3m – 1 </text:span><text:span text:style-name="T7">генерало</text:span><text:span text:style-name="T7">в m-1 </text:span><text:span text:style-name="T7">предател</text:span><text:span text:style-name="T7">и. <text:s/>Т.к. </text:span><text:span text:style-name="T7">3m-</text:span><text:span text:style-name="T7">1&gt;3(m-1) </text:span><text:span text:style-name="T7">можем </text:span><text:span text:style-name="T7">применят</text:span><text:span text:style-name="T7">ь </text:span><text:span text:style-name="T7">идукцию. </text:span></text:p>
            <text:p text:style-name="P4"><text:span text:style-name="T7">=&gt;</text:span></text:p>
            <text:p text:style-name="P4"><text:span text:style-name="T7">Любые 2 </text:span><text:span text:style-name="T7">честные </text:span><text:span text:style-name="T7">генерала </text:span><text:span text:style-name="T7">получат </text:span><text:span text:style-name="T7">одинаков</text:span><text:span text:style-name="T7">ое </text:span><text:span text:style-name="T7">значение </text:span><text:span text:style-name="T7">v</text:span><text:span text:style-name="T8">ij</text:span><text:span text:style-name="T7"> на </text:span><text:span text:style-name="T7">шаге (3). </text:span><text:span text:style-name="T7">(Это </text:span><text:span text:style-name="T7">следует </text:span><text:span text:style-name="T7">из IC2 </text:span><text:span text:style-name="T7">если </text:span><text:span text:style-name="T7">один из </text:span><text:span text:style-name="T7">двух </text:span><text:span text:style-name="T7">генерало</text:span><text:span text:style-name="T7">в это </text:span><text:span text:style-name="T7">генерал j </text:span><text:span text:style-name="T7">и из IC1 в </text:span><text:span text:style-name="T7">противно</text:span><text:span text:style-name="T7">м </text:span><text:span text:style-name="T7">случае) </text:span></text:p>
            <text:p text:style-name="P4"><text:span text:style-name="T7">=&gt;</text:span></text:p>
            <text:p text:style-name="P4"><text:span text:style-name="T7">Любые 2 </text:span><text:span text:style-name="T7">лояльне </text:span><text:span text:style-name="T7">генерала </text:span><text:span text:style-name="T7">получат </text:span><text:span text:style-name="T7">одинаков</text:span><text:span text:style-name="T7">ый </text:span><text:span text:style-name="T7">вектор </text:span><text:span text:style-name="T7">значений </text:span><text:span text:style-name="T7">(v</text:span><text:span text:style-name="T8">1</text:span><text:span text:style-name="T7">,…, v</text:span><text:span text:style-name="T8">n</text:span><text:span text:style-name="T7">) </text:span><text:span text:style-name="T7">и </text:span><text:span text:style-name="T7">следоват</text:span><text:span text:style-name="T7">ельно </text:span><text:span text:style-name="T7">вычислят </text:span><text:span text:style-name="T7">одинаков</text:span><text:span text:style-name="T7">ое </text:span><text:span text:style-name="T7">значение </text:span><text:span text:style-name="T7">majority(v</text:span><text:span text:style-name="T8">1</text:span><text:span text:style-name="T7">,…, v</text:span><text:span text:style-name="T8">n</text:span><text:span text:style-name="T7">) </text:span><text:span text:style-name="T7">на шаге </text:span><text:span text:style-name="T7">(3), что </text:span><text:span text:style-name="T7">доказыва</text:span><text:span text:style-name="T7">ет IC1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BFT vs <text:span text:style-name="T11">Blockchain</text:span>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header>
                <text:p text:style-name="P4">BFT:</text:p>
              </text:list-header>
              <text:list-item>
                <text:p text:style-name="P4">Предположения могут быть невалидны на практике</text:p>
              </text:list-item>
              <text:list-item>
                <text:p text:style-name="P4">Practical Byzantine Fault Tolerance: более реалистичные предположения</text:p>
              </text:list-item>
              <text:list-item>
                <text:p text:style-name="P4">Требуется ~n<text:span text:style-name="T12">2</text:span> взаимодействий: непрактично</text:p>
              </text:list-item>
              <text:list-item>
                <text:p text:style-name="P4">Список генералов заренее известен</text:p>
                <text:p text:style-name="P4"/>
                <text:p text:style-name="P4"><text:span text:style-name="T11">B</text:span><text:span text:style-name="T11">l</text:span><text:span text:style-name="T11">o</text:span><text:span text:style-name="T11">c</text:span><text:span text:style-name="T11">k</text:span><text:span text:style-name="T11">c</text:span><text:span text:style-name="T11">h</text:span><text:span text:style-name="T11">a</text:span><text:span text:style-name="T11">i</text:span><text:span text:style-name="T11">n</text:span></text:p>
              </text:list-item>
              <text:list-item>
                <text:p text:style-name="P4"><text:span text:style-name="T11">n</text:span><text:span text:style-name="T11"> </text:span><text:span text:style-name="T11">в</text:span><text:span text:style-name="T11">з</text:span><text:span text:style-name="T11">а</text:span><text:span text:style-name="T11">и</text:span><text:span text:style-name="T11">м</text:span><text:span text:style-name="T11">о</text:span><text:span text:style-name="T11">д</text:span><text:span text:style-name="T11">е</text:span><text:span text:style-name="T11">й</text:span><text:span text:style-name="T11">с</text:span><text:span text:style-name="T11">т</text:span><text:span text:style-name="T11">в</text:span><text:span text:style-name="T11">и</text:span><text:span text:style-name="T11">й</text:span></text:p>
              </text:list-item>
              <text:list-item>
                <text:p text:style-name="P4"><text:span text:style-name="T11">У</text:span><text:span text:style-name="T11">с</text:span><text:span text:style-name="T11">т</text:span><text:span text:style-name="T11">о</text:span><text:span text:style-name="T11">й</text:span><text:span text:style-name="T11">ч</text:span><text:span text:style-name="T11">и</text:span><text:span text:style-name="T11">в</text:span><text:span text:style-name="T11">о</text:span><text:span text:style-name="T11">с</text:span><text:span text:style-name="T11">т</text:span><text:span text:style-name="T11">ь</text:span><text:span text:style-name="T11"> </text:span><text:span text:style-name="T11">к</text:span><text:span text:style-name="T11"> </text:span><text:span text:style-name="T11">а</text:span><text:span text:style-name="T11">т</text:span><text:span text:style-name="T11">а</text:span><text:span text:style-name="T11">к</text:span><text:span text:style-name="T11">а</text:span><text:span text:style-name="T11">м</text:span><text:span text:style-name="T11"> </text:span><text:span text:style-name="T11">С</text:span><text:span text:style-name="T11">и</text:span><text:span text:style-name="T11">в</text:span><text:span text:style-name="T11">и</text:span><text:span text:style-name="T11">л</text:span><text:span text:style-name="T11">л</text:span><text:span text:style-name="T11">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О курсе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<text:span text:style-name="T11">TOD</text:span><text:span text:style-name="T11">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draw:frame presentation:style-name="pr3" draw:text-style-name="P3" draw:layer="layout" svg:width="28cm" svg:height="2.54cm" svg:x="0cm" svg:y="0cm" presentation:class="title" presentation:user-transformed="true">
          <draw:text-box>
            <text:p>Семинарские занятия</text:p>
          </draw:text-box>
        </draw:frame>
        <draw:frame presentation:style-name="pr5" draw:text-style-name="P6" draw:layer="layout" svg:width="26.924cm" svg:height="17.755cm" svg:x="0.254cm" svg:y="2.853cm" presentation:class="subtitle" presentation:user-transformed="true">
          <draw:text-box>
            <text:list text:style-name="L1">
              <text:list-item>
                <text:p text:style-name="P4">Каждый должен выбрать тему для обсуждения и представить на семираене</text:p>
              </text:list-item>
              <text:list-item>
                <text:p text:style-name="P4">10 минут презентация</text:p>
              </text:list-item>
              <text:list-item>
                <text:p text:style-name="P4">20 минут обсуждения</text:p>
              </text:list-item>
              <text:list-item>
                <text:p text:style-name="P4">Список тем на сайте 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WenQuanYi Micro Hei1" svg:font-family="'WenQuanYi Micro He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7T09:24:23.829276165</meta:creation-date>
    <meta:generator>LibreOffice/5.1.6.2$Linux_X86_64 LibreOffice_project/10m0$Build-2</meta:generator>
    <dc:date>2017-08-09T09:27:51.965959364</dc:date>
    <meta:editing-duration>PT3H47M6S</meta:editing-duration>
    <meta:editing-cycles>78</meta:editing-cycles>
    <meta:document-statistic meta:object-count="144"/>
  </office:meta>
</office:document-meta>
</file>